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282cm" draw:stroke-linejoin="miter" draw:fill="solid" draw:fill-color="#3465a4"/>
    </style:style>
    <style:style style:name="gr2" style:family="graphic" style:parent-style-name="standard">
      <style:graphic-properties draw:stroke="none" svg:stroke-width="0.282cm" draw:stroke-linejoin="miter" draw:fill="gradient" draw:fill-gradient-name="svggradient1" draw:opacity-name="svgopacity1"/>
    </style:style>
    <style:style style:name="gr3" style:family="graphic" style:parent-style-name="standard">
      <style:graphic-properties draw:stroke="none" svg:stroke-width="0.035cm" draw:stroke-linejoin="miter" draw:fill="gradient" draw:fill-gradient-name="svggradient3" draw:opacity-name="svgopacity3"/>
    </style:style>
    <style:style style:name="gr4" style:family="graphic" style:parent-style-name="standard">
      <style:graphic-properties draw:stroke="none" svg:stroke-width="0.25cm" svg:stroke-opacity="92%" draw:stroke-linejoin="bevel" draw:fill="gradient" draw:fill-gradient-name="svggradient5" draw:opacity-name="svgopacity5"/>
    </style:style>
    <style:style style:name="gr5" style:family="graphic" style:parent-style-name="standard">
      <style:graphic-properties draw:stroke="none" svg:stroke-width="0.035cm" draw:stroke-linejoin="miter" draw:fill="gradient" draw:fill-gradient-name="svggradient7" draw:opacity-name="svgopacity7"/>
    </style:style>
  </office:automatic-styles>
  <office:body>
    <office:drawing>
      <draw:page draw:name="page1" draw:style-name="dp1" draw:master-page-name="Default">
        <draw:g>
          <draw:path draw:style-name="gr1" draw:layer="layout" svg:width="8.272cm" svg:height="8.272cm" svg:x="0cm" svg:y="0cm" svg:viewBox="0 0 8273 8273" svg:d="m8273 4136c0 2285-1852 4137-4137 4137-2284 0-4136-1852-4136-4137s1852-4136 4136-4136c2285 0 4137 1852 4137 4136z">
            <text:p/>
          </draw:path>
          <draw:path draw:style-name="gr2" draw:layer="layout" svg:width="4.436cm" svg:height="2.359cm" svg:x="3.275cm" svg:y="5.693cm" svg:viewBox="0 0 4437 2360" svg:d="m0 2242c857 219 1786 139 2637-292 851-430 1466-1131 1800-1950z">
            <text:p/>
          </draw:path>
          <draw:path draw:style-name="gr3" draw:layer="layout" svg:width="7.781cm" svg:height="7.275cm" svg:x="0.316cm" svg:y="0.523cm" svg:viewBox="0 0 7782 7276" svg:d="m3201 52c-20-5-40-10-61-15-5-2-16 0-34 7-15 6-25 12-30 18-3 7-8 24-14 48-5 25-6 42-4 52-68-36-133-66-196-89s-126-40-187-52c-50-11-102-18-155-21-137 51-270 109-399 175 18 7 36 14 50 20 20 6 35 11 44 15l-18 42-122-52c-28 15-56 30-84 45 5 13 11 25 19 35 16 22 34 41 57 57 23 14 47 27 74 38 27 10 53 19 77 30 25 11 46 25 63 43 20 17 33 39 40 67 9 27 11 61 4 101-5 40-21 89-46 147 14 6 28 7 41 2 14-4 26-5 34-1-1 3-1 12 2 25 2 14 1 21-4 23-3 1-8 2-15 1-6-1-13-2-21-4-8-1-15-2-23-4-8-1-14 0-16 1-4-2-7 0-10 7-1 2-2 5-4 9 1 4 2 7 4 7l81 114v9c-6 14-17 23-33 26-16 2-33 6-53 12-18 5-37 13-56 25-20 10-36 30-48 58-2 3-4 8-6 13 0 6 0 11-1 12-2 4-3 10-3 20 2 9 4 20 5 33 2 14 3 26 2 36 2 12 3 19 2 20-1 6-4 19-10 39-7 20-15 42-23 65-7 22-15 45-22 66-7 20-10 33-10 39-5 25-4 48 4 68 10 19 23 37 39 54 17 18 36 35 54 51 20 15 35 32 47 50l1 2c4 2 6 4 8 5 27 11 56 2 90-28 35-28 70-62 104-102 36-40 70-78 101-113 32-34 60-50 84-48 54 5 109 10 163 14 56 6 111 8 166 7 57-3 113-10 168-21 57-13 114-33 167-60l-139-113c10-13 21-16 33-11 13 4 25 8 36 12 29 13 51 32 65 57 16 25 39 45 69 58l10 4c5 0 11-1 19-4 10-4 15-8 16-9 1-4 0-12-2-26 0-15-1-24-3-29l50 21c16-37 20-70 13-100 69 4 117-28 147-96l9-21c0-2 1-9 1-19 2-9 4-19 6-32 2-11 3-21 3-29 2-10 4-16 5-20 2-3 6-7 13-10 10-2 16-3 21-3 4-1 12 1 24 4 13 3 25 6 36 9 14 1 27 5 38 7 11 3 19 5 22 6 1-1 1-3 2-5 3-3 5-5 6-7 5-11 3-23-6-37-6-14-16-26-27-40-9-12-18-23-29-31-10-11-17-16-18-17 48-6 83-19 103-37 23-19 44-35 63-50 21-14 45-23 73-25 31-4 77 7 138 34l19-44c1-2-2-8-10-18-6-11-16-23-29-37-11-13-23-25-37-38-11-13-21-24-30-32 0 0-3-2-12-5-6-5-12-9-16-10-28-12-56-19-86-21-28-4-56-12-84-24l-10-5c17-11 33-17 48-19 18-3 35-4 51-3 19-1 36-2 52-4 17-1 34-6 51-18l-25-64c1-1-5-6-19-14-12-9-28-19-46-30s-37-22-58-33c-18-10-34-18-46-23l-28-13c-20-9-42-18-67-29-22-11-44-22-67-31l-61-27c-76-33-146-62-211-88-49-21-103-39-163-54zm380 306c7 1 14 5 21 7l84 36 21 9c9 4 18 9 28 15 12 6 23 11 32 15l18 7c-21 16-37 25-46 27-7 2-19-2-36-9l-27-12c-5-2-16-8-33-17s-35-19-54-29c-17-12-35-23-51-33-15-8-25-15-32-20 29-3 53-2 75 4zm1553 734c-10 23-10 48-1 75 12 26 29 52 49 78 21 23 43 44 67 62 25 19 45 33 61 39 7 3 22 9 46 17 23 8 47 14 72 19 28 3 53 4 75 1 24-2 40-11 46-27 1-1 1-4 0-7 2-3 2-5 3-5-56-59-122-108-197-146-75-39-149-75-221-106zm-315-66c-15-3-29-2-43 5-17 7-30 21-38 40l-11 23c1 3 3 9 5 19 5 8 9 17 12 29 6 11 11 22 15 32 5 8 7 14 8 17 1 4-2 10-9 20-5 8-11 17-15 28-8 17-5 34 7 50 29-4 53-7 72-9 20-2 40 1 61 11 4 1 8 3 13 8 5 2 8 3 8 3-30 12-55 23-74 31-18 9-32 26-43 52-6 15-7 30-1 45 8 16 18 31 30 47 12 14 26 27 41 40 17 11 31 19 43 25 16 6 31 6 45-3 14-8 26-21 37-37 13-15 25-31 34-48s18-29 26-38c2 0 4 0 6 1 2-1 5-1 7 0 17 7 29 18 36 31 6 14 12 29 17 46 6 15 14 29 25 44 10 15 27 28 52 38l36-83c1-2-1-9-6-22-5-14-10-30-17-48-5-16-12-33-22-50-7-18-14-31-20-40-1-2-6-8-15-16-8-10-18-19-29-28-10-10-20-21-31-30-8-9-14-16-16-19-8-7-15-16-23-25-8-10-12-15-12-17-3-16-4-29 0-38 7-10 11-17 11-23 3-7-1-15-10-23-7-8-26-18-57-32l-30 68c-14-6-25-14-34-23-5-11-12-22-19-33-5-13-13-24-23-35-8-11-19-21-35-28-5-2-10-4-14-5zm1611 698c-10-1-19-1-30-1-21 1-36 12-45 34l-5 11c2 5 4 12 6 21 3 8 6 11 7 12l131 3c0 0 0-1 1-3 3-3 5-4 6-6 8-18 5-31-7-41-11-9-24-16-38-23-8-3-17-5-26-7zm-4761-1277c-65 45-129 92-191 141 14 14 26 30 35 47 17 28 19 56 8 82-13 30-33 48-60 54-28 5-57 7-88 6-31 0-60 1-86 4-26 2-44 15-54 40l-4 10c0 23 12 43 38 61 27 15 51 28 72 37 18 8 27 12 28 15 4 5 13 19 27 40 16 21 30 44 44 69 16 26 31 50 44 73 14 20 24 33 28 39 2 5 6 12 14 22 10 11 17 17 20 20 2 1 3 3 6 6 5 3 8 4 8 4 13-30 29-52 48-67 20-17 36-39 48-69 10-21 13-42 11-61 0-19 5-39 14-61l4-10 91 93c8-7 18-14 31-21 14-9 28-18 41-27 14-8 25-16 35-25 11-10 17-21 20-32 0-10-7-26-20-49-13-22-28-45-46-67-15-23-29-43-43-59-14-17-20-24-20-24 2-4 3-7 4-8 3-3 4-5 4-5 3-3 10-8 19-16 13-10 20-16 22-20 13-31 15-57 5-78-7-22-19-41-37-57s-38-31-59-44c-21-14-39-27-52-41-1-2-3-9-7-19-1-1-2-2-2-3zm1730 656c3 1 7 3 10 4 2 1 4 2 5 5 2 0 3 1 5 2-15 2-30 7-42 16-13 10-22 20-31 31 1-2 0-5 0-9 2-6 4-10 6-14 6-14 14-23 23-30 7-5 14-7 24-5zm4097 1130c-7-3-15-4-23-5-13-4-25-3-38 2-11 6-20 17-28 35-1 3-4 9-8 18-1 8-2 14-3 17 8 6 22 14 42 24 20 11 41 23 62 37 24 12 46 24 66 35 6 3 8 3 12 5-17-53-38-104-58-156-1-1-2-2-4-2-6-4-13-8-20-10zm-4105-1053c12 5 14 16 7 31-6 14-15 19-27 14-13-6-16-15-10-29 7-16 18-22 30-16zm3166 971c-97-27-188-31-271-11-111 25-222 83-332 175l-4 11c-5 10-5 24 0 41 8 16 18 32 29 50 11 17 24 32 37 46 15 13 28 22 38 27l10 5c6 0 16 0 29-1 15-1 24-3 25-2l1-2c3-3 6-6 7-10 5-12 7-26 6-41-2-16-5-32-10-49-3-16-6-31-8-46-1-18 2-34 9-49l14-36c19 0 55 0 108-2 55-2 111-4 169-8 59-6 112-14 160-22 48-11 76-24 82-40-33-14-67-26-99-36zm947 464c-33-9-68-13-108-12-51 3-103 8-154 16-51 7-99 12-145 17-46 6-82 3-108-8l-11 23c-7 16-10 30-10 43 4 12 13 26 26 43l-11-6c-17-7-32-17-45-31-12-16-28-29-47-37-12-5-22-4-29 4-5 6-10 13-15 21-6 8-12 16-17 24-5 6-13 7-24 2-1 0-3-1-7-3-3-3-4-6-3-7-1-3-1-8 0-16 2-8 3-15 4-23 2-10 3-17 3-23 1-8 2-12 0-13l-7-6c-14-7-26-6-35 0-9 7-21 6-37 0-12-6-21-13-25-21-5-8-10-17-14-28-4-10-8-19-15-28-5-8-14-15-26-20-25-11-46-10-64 3-15 12-32 27-50 45-18 17-36 32-56 44-17 11-40 10-66-1l-229-98c-6 14-6 29 1 47 8 18 16 31 21 40-9-4-25-9-47-16-22-8-46-15-72-22-24-8-46-15-69-21-21-7-38-12-47-14-41-7-83-4-126 8-40 12-81 18-122 17 18-22 26-42 25-59 2-18-2-34-13-47-11-15-25-27-42-36-16-11-32-20-48-27-24 56-51 95-84 117-31 20-63 32-94 35-28 2-53 3-75 1-22-3-35 2-41 14l-16 39c-46-19-73-40-80-62-7-24 2-62 25-115l200 88c13 5 21 2 27-8 7-10 12-19 16-28 5-12 8-21 9-27 1-8-4-17-14-28l-246-290c-11-45-29-77-53-95-21-18-51-34-90-51-56-24-118-35-185-30-64 5-130 19-198 42-66 22-129 50-190 85-60 32-112 65-155 98-10-12-30-14-61-5-30 8-63 21-98 40-33 17-64 37-94 59-29 23-45 40-51 52-26 62-39 119-37 172 3 51 34 95 94 131-33 9-59 26-78 51s-31 54-35 88c-56-1-98 3-127 11-28 7-54 16-78 28-22 12-48 26-77 40-27 14-65 26-117 39-22 8-45 11-70 11s-49 0-74 0c-25-1-50 1-75 5-22 2-43 10-63 22 0 11 4 21 12 31 10 11 21 20 31 29 11 9 21 16 31 22s17 11 21 12c-9 7-14 16-12 27 3 12 7 24 11 38 7 14 12 28 16 42 5 13 6 24 1 35-12 28-33 43-63 44-29 0-61-5-96-16-33-12-64-25-96-39-31-15-55-24-73-25-5 6-13 17-24 33-9 17-20 34-32 52-10 17-18 34-28 51-8 15-15 26-18 33l-4 11c-26 60-32 104-19 132 12 28 39 51 79 68l90 39c5 3 18 9 39 18 22 7 35 12 41 14 38-6 69-19 92-39 26-20 48-41 68-64 20-22 39-45 57-67 20-22 44-39 72-50 28-13 62-17 103-14 40 3 92 18 155 45l11 4c-5 2-14 11-27 26s-22 27-27 33l-4 10-5 11c-2 10-5 22-10 39-3 15-6 31-11 46-2 16-4 29-7 40s-5 18-5 19c0 5 0 10 1 17 3 7 7 13 9 16 22 3 39-2 53-14 16-12 27-27 36-47 11-20 19-41 23-60 6-18 9-30 10-38 4 16 12 33 27 52 17 19 33 40 47 60 16 20 29 40 40 59 10 19 12 36 5 52-7 17-22 24-43 21-20-2-37-1-49 4 0 0-2 2-5 5-1 1-2 3-2 5-1 1-2 4-4 8 0 4 1 7 1 7 2 5 9 17 22 37 13 18 20 30 24 36 8-9 23-21 44-35 21-16 43-29 66-39 26-12 49-20 70-24 22-5 38-2 46 8 9 10 14 25 15 47 2 19 1 40-2 62-3 21-8 41-13 59-4 19-8 32-11 39 3 4 9 8 19 15 12 5 20 9 23 10 27 12 47 13 61 4 16-7 28-21 35-38 11-19 18-39 24-61 6-25 13-46 20-63l67 28c-15 33-28 65-38 94-8 28-10 54-9 80 4 24 15 47 33 68 20 21 52 40 94 58l10 5c4 0 13-1 26-2 15-2 25-2 28 0 14 6 19 18 16 35s-8 32-13 44l-5 14c12 5 23 6 32 4 10-4 18-9 24-14 9-7 19-12 28-19 10-8 21-14 32-15-2 3-6 12-12 26-4 15-8 25-10 31l-20 47c-11 26-28 51-49 76-20 22-45 28-73 15-61-26-118-60-173-102-53-42-111-77-174-104-9-4-22-8-39-13-14-6-20-9-20-9-6-1-17-1-31 2-11 3-23 8-37 15-12 5-26 11-39 18-11 6-18 11-22 16-38-44-73-82-104-114-31-34-56-68-75-101s-30-69-33-105c-2-39 8-84 31-137-68-29-146-57-233-82-85-26-162-46-231-59-4-2-12-2-25-1-12-1-26-1-41 1-15 0-29 0-44 0-12-1-19-3-23-4-1-1-6-4-12-9-4-6-9-11-15-16-6-6-11-12-17-17-6-6-9-10-11-11l-25-10-20-9c-34 11-70 24-108 39-37 13-69 34-95 62l-112 135c-6 4-19 10-40 20-18 9-39 19-63 30-21 12-42 22-63 32-20 8-32 14-36 19-12 7-28 20-48 38-21 19-41 37-60 58-19 19-36 38-52 56-15 16-25 27-27 33l-183 424c9 41 15 87 18 139 6 50 14 99 26 148 13 49 31 96 55 137 26 41 64 71 113 92 46 20 81 34 106 43 26 7 48 12 66 13 19 0 39-2 59-6 21-5 51-11 89-18 2 1 5 3 10 5 6 1 11 1 15 3 14 6 24 14 29 25 7 9 6 24-4 42 4 4 12 11 23 23 15 10 29 22 43 34 16 11 29 21 41 33 14 10 24 18 28 22l14 5c15 7 30 11 45 11 17-1 36 2 55 10-20 46-41 89-64 127s-44 78-63 122l-13 32c0 6-1 20 1 41 1 22 3 44 5 68s4 46 5 68c1 21 2 35 1 41 1 3-1 17-6 44-5 25-11 54-17 89-7 35-14 70-20 104-7 35-12 64-15 85l-4 11c-21 47-49 91-85 132-36 39-65 83-87 134-7 18-10 35-9 52 1 18 3 34 5 52 5 17 10 34 15 53 5 17 8 35 8 54-1 55-7 107-17 155-9 46-19 93-28 139-10 46-18 94-26 145-6 49-8 104-6 166 2 25 5 42 9 50 7 9 18 18 36 26 75 32 148 47 217 42 68-3 132-18 193-43 62-28 120-63 174-106 56-43 109-87 160-132l31-14c4-1 14 0 28 2 16 0 25 0 26-4 22-13 41-30 56-51 15-20 30-41 43-62 14-23 29-46 44-66 17-20 38-37 63-52 16-7 33-13 53-20 21-7 43-15 63-23 22-7 40-17 56-29 17-11 30-28 39-49l174-403c19-44 48-80 86-109 37-30 80-57 127-80 49-25 100-47 152-68 56-22 108-47 157-73 50-29 94-61 134-95 40-35 72-79 95-131 8-20 13-37 13-52 2-13-9-25-30-34-30-13-59-20-89-23-31-3-61-11-93-25-5-2-19-7-40-16-19-11-31-17-38-20-1-7-3-17-6-31 0-13-2-26-5-39 0-15-1-30-3-43-3-14-4-22-4-27-1-2-4-8-10-19-5-13-11-28-17-43s-11-28-16-41c-5-12-8-20-9-25-9-41-9-84-2-129 9-46 13-91 11-133-1-3-4-10-7-22-3-11-7-23-10-35-2-14-6-26-9-38s-5-20-5-24c1-2 4-11 8-26 6-14 11-25 15-33 1-4 5-13 12-27 8-15 12-24 14-28-1 41 0 81 3 117 5 36 11 72 16 108 8 34 16 71 24 110 9 37 17 77 26 120 4 20 5 45 1 72-4 28-7 56-9 85 0 29 4 55 10 79 7 24 23 41 49 52 19 8 50 13 91 16 41 1 86 1 135-3 50-4 101-11 155-21 55-10 105-23 151-38 48-15 89-32 123-52 36-20 60-42 70-67 6-12 6-25 4-39s-7-27-14-40c-5-13-9-26-11-40-2-15 1-31 8-47l9-20 25 64 11 4 14 6 99 15 21 9c51 22 96 49 135 80 40 32 71 73 95 125l-32 15c6 20 14 38 23 57 8 18 22 35 39 48-1 8-3 21-5 41-1 21-2 42-4 64-1 22-2 44-4 64 0 19 1 31 2 38 0 19-1 53-2 103 1 50 3 102 5 155 4 54 9 102 16 145 7 42 16 66 29 71 26 12 52 9 78-7s49-38 69-67c23-28 43-57 61-89 18-31 32-57 42-76 24 8 53 3 88-15 37-19 78-40 121-63 45-23 91-43 139-62 49-18 97-24 145-18l26 64c3 12 5 31 6 59 1 27 0 54-1 80 0 28 0 52-3 72 0 20 0 31 0 31 3 3 9 7 19 14 10 6 20 13 31 20 12 7 23 13 33 20 9 6 16 11 19 14 0 4-2 12-4 23-3 11-7 24-10 37-2 14-4 27-8 40-3 12-4 19-4 23 0 0 2 6 6 16 5 8 7 13 6 15 2 3 2 9 3 17 460-463 808-1049 991-1724 183-674 177-1355 12-1986-5 2-9 5-14 7-19 9-40 8-63-2-14-6-21-13-23-22-2-11-9-20-21-25-10-4-22-8-32-11zm-4195-1101-9-1-108 60 69 29c-16 8-27 16-36 25-5 8-11 19-18 33-6 14-5 31 2 48 8 16 18 32 30 47 14 15 29 29 44 42 18 12 33 20 43 24 12 5 27 11 46 17 21 5 41 7 60 7 20 1 38-4 54-11 18-7 31-19 38-37 10-23 14-44 12-63 0-19-4-42-11-70-19-4-45-14-78-28-19-9-36-16-48-21-12-7-21-13-29-18-2-1-6-5-11-11-5-9-11-18-17-27-5-8-10-16-16-22-3-8-4-13-5-15 0 0-3 0-6-2-1-2-3-5-6-6zm-2125-569c-6-2-11-3-16-3-10-2-24-1-42 4-33 65-67 123-101 173-34 49-64 106-91 169l-79-34c-5 12-7 28-4 46 5 17 16 23 34 20-34 13-64 33-89 62-22 28-41 57-56 88-2 3-6 4-13 1-14-6-19-18-15-37 3-17 8-37 13-56-231 322-414 684-540 1079 19-3 38-7 57-8 28-3 55-8 81-15 0 0 8-7 25-21 16-14 35-28 54-44 22-18 41-34 57-48 19-15 29-24 31-27 20-29 48-50 81-65 34-15 66-25 95-31 30-6 55-9 76-11 24-2 37-5 38-9 2-3 1-12-1-25-2-15-2-25-2-29l4-11 5-11c37-23 79-34 126-32 48 0 90 2 125 6l-30 69 195-22c-4-12-9-23-18-33-7-12-15-22-21-31-7-9-11-18-15-28s-3-23 3-37 13-22 20-25c8-3 15-3 23-2 10 0 20 0 28 0 9-1 18-5 27-11l4-11c4-9 7-17 8-25 4-9 7-15 9-21 4-8 9-13 15-13 8 2 21 5 40 9 21 5 35 8 43 9 5 1 8 2 10 2 0 0 0-1-1-2l131 4 12 5 11 5c-31 34-69 63-112 86-43 21-82 47-119 80l111 48 4 55 126 54c4-9 9-24 15-46 5-23 8-40 9-50 0-2-2-9-5-21s-7-24-11-38c-3-14-5-27-8-39s-5-19-4-21c0-10 3-26 9-49 7-21 15-44 23-68 9-25 17-49 25-71 7-21 12-37 15-45 3-16-2-28-15-36-13-7-27-12-41-14-12-34-17-73-15-116 4-44 8-87 12-131 5-44 5-87 1-126s-19-73-47-101l-28 68-135-58 65-149c-21-9-40-22-56-37-16-17-31-34-47-51-15-19-30-36-47-52-15-17-33-30-52-38-7-3-14-6-20-7zm4039 1160c12 5 15 16 9 30-7 16-16 20-28 15-13-5-16-16-9-32 6-14 15-18 28-13zm1787 639c2 0 5 1 8 3 12 5 14 15 8 31-7 14-16 19-28 13-12-5-15-14-9-28 5-12 12-19 21-19zm-346 7c1 1 2 2 4 4 7 7 9 12 8 16-3 7-10 9-19 7-7-3-9-8-5-17 4-8 8-11 12-10zm9 36c2 0 5 1 8 2 12 5 16 15 10 29-7 16-17 20-30 15-12-5-14-15-7-31 4-10 11-16 19-15zm-1799-467c7 1 13 3 19 5-11 25-27 44-46 56-20 13-41 24-64 35-24 10-46 23-66 37-20 12-36 30-46 52-11 27-13 48-5 64 9 17 20 32 32 48 12 15 21 33 27 53 9 18 7 41-5 69-2 5-9 16-20 32-9 17-15 27-18 30 10-19 12-33 6-42-6-11-16-19-30-25-4-2-9-3-15-3-4-2-6-3-8-3-4 6-14 16-26 31-11 16-24 33-38 50-11 17-22 32-35 47-11 14-18 25-23 32-10 10-27 14-50 14-24 1-48-1-75-6-25-5-51-12-77-19-26-9-46-16-61-23-22-9-38-24-48-43-10-21-17-42-19-66-1-26 1-51 6-76 5-27 12-51 22-72l23 10c0 14-1 31-3 51-1 21 0 42 1 63 2 20 6 39 15 57s22 33 42 41c21 9 44 7 69-6 26-13 51-30 74-49 23-21 43-42 61-63 18-22 31-37 38-44l6-13 4-11 7-74 6-13c9-20 26-45 54-75 29-29 61-55 94-80 34-26 69-45 104-59 27-11 49-14 68-12zm1822 513c1 0 4 1 6 2 10 4 11 11 4 18-6 5-11 7-15 5-7-3-9-8-8-16 3-6 7-10 13-9zm-1313-260c3 0 5 1 8 2 13 6 16 17 9 32-6 14-15 19-28 14-12-6-15-15-9-29 5-12 12-19 20-19zm-1618-277c-14-3-27-5-38-5-22 2-42 7-59 19-16 12-30 29-44 52-11 22-24 48-37 78-9 21-14 41-14 60 1 17 13 31 36 41-14 31-26 50-37 56-9 6-18 11-27 13-7 1-15 3-24 5-8 3-16 16-26 39-4 8-10 22-18 42-6 18-3 32 9 42-8-1-24-1-51 2-26 3-43 15-51 34 3 2 11 6 25 12 15 4 24 7 28 8 7 3 20 8 40 15 20 6 41 13 63 20 25 6 47 13 65 19 21 5 34 9 41 12 21 1 36-11 46-33 3-9 6-19 9-29 2-9 5-15 8-18 1-2 4-5 11-11 8-5 17-9 25-14 11-5 19-10 25-14 8-4 13-8 14-9 0 0-3-19-7-54-3-34-7-72-12-114-4-43-8-84-13-122-2-38-3-61-2-69 2-3 8-9 20-16 12-10 20-15 24-18 0-2 3-6 8-13 4-6 8-11 9-14-16-7-32-12-46-16zm-2265-574c2 0 5 1 8 2 12 5 15 15 9 29-6 16-16 21-28 16s-15-16-8-32c4-10 11-16 19-15zm3356 992c6 2 12 4 19 7 3 2 8 4 12 8 6 3 9 5 10 5-16 6-30 8-43 7-9-2-21-7-35-13l-21-9c16-5 30-8 40-7 6 0 12 0 18 2zm-1356-247c-9-3-17-5-23-5-12-2-23-1-34 0-9 3-20 6-32 9-11 1-27 2-47 1-2 3-6 12-14 25-6 14-10 24-12 30-1 1-4 6-10 14-3 7-6 16-9 27-2 10-4 19-6 28 1 9 6 15 14 19 51 22 87 27 110 14 25-15 44-38 57-69l36-82c-11-5-21-9-30-11zm505 944 34 15 77 192c0 0-3 1-9 0-5-2-10-4-13-6-16-6-32-17-46-32-14-16-26-33-36-53-8-20-13-40-15-60-1-21 1-40 8-56zm-159 15c3 0 6 1 9 2 12 5 15 15 9 29-7 16-17 21-29 16-13-6-15-16-8-32 5-11 11-16 19-15zm278 224 26 12-19 45c-12-20-15-39-7-57zm-58 42c1 0 3 0 5 1 9 4 11 9 6 15-3 7-8 10-15 6-6-2-8-7-6-15 0-6 4-8 10-7zm-3965-822c-7 15-11 33-10 52 0 18 11 32 32 41l30-71zm4086 1127c-7-1-13-1-19 1-12 3-21 13-29 31l98 42c14-31 3-54-30-68-7-3-14-5-20-6zm-4058-1040c-2-1-3 0-6 1-1-1-3-2-5-3l-30 72c12 5 23 7 34 6 14-2 23-11 28-23 1-2 1-4 0-6 1-4 2-5 2-5 2-14-2-26-13-35 0 0-2-1-5-2-1-3-3-4-5-5zm25 96-9 20 45 19 9-20zm-203-58c-5 32-9 64-13 97 11 4 21 9 34 13-14-1-24 2-29 10-5 6-8 13-11 21-2 11-4 22-5 34 8 7 18 15 34 27 19 13 32 22 40 27l11 5 11 4c9 4 28 9 58 16 33 6 55 11 64 13 1-2 2-3 3-5 3-3 4-6 5-8 8-17-2-41-28-72-25-29-55-61-90-95-29-29-56-58-84-87zm249 262-19 45 89 38 20-44zm4763 1447c9 2 19 5 27 8 25 11 40 31 45 58 8 26 13 54 16 84 4 31 9 62 16 93 9 28 29 51 60 66-10 0-32-3-65-9-30-7-49-12-58-16l-11-5-11-4c4-43 4-87-1-133-5-48-20-91-46-129 9-11 18-15 28-13zm-672-159c12 5 15 16 8 32-6 14-15 19-27 13-11-4-13-14-7-28 7-16 15-21 26-17zm5 55c12 5 15 16 8 32-6 14-15 18-27 13-13-5-16-15-10-29 7-15 16-21 29-16zm-4383-1173c-3 7-11 14-27 22-15 6-28 7-37 4-1-1-5-5-10-11-5-9-11-17-17-26-2-4-4-7-6-10-30 745 157 1468 516 2092 10-10 20-20 29-31 13-15 24-29 33-41 11-14 18-24 22-29l11-26 19-42 18-42 10-24c27-38 59-69 97-92 37-25 75-50 112-74 40-24 76-50 109-78 33-29 61-67 81-115 17-38 23-68 19-88-1-21-8-40-20-56-12-15-27-32-47-49-18-16-37-37-57-65-2-5-8-12-18-23-7-11-12-19-16-20-3-3-12-9-27-18-15-8-31-17-48-26-16-11-31-21-46-30s-25-14-28-15c-35-26-65-56-91-92-26-37-58-68-94-94 20-56 31-102 33-136 4-34 2-61-6-81s-19-35-35-46c-14-10-32-23-51-37-17-14-34-31-52-51-18-21-33-49-44-87-16-55-39-101-69-137-31-36-63-68-98-98-33-31-65-64-96-98s-54-78-69-130zm1914 614-64 26 72 30c9-22 7-42-8-56zm3940 2073c-3 3-9 8-17 18-6 9-13 20-22 31-6 10-13 20-20 31-6 10-11 17-12 21l-6 12-4 12c0 4 1 9 4 17 4 6 7 11 10 14 0 0 0 1 1 4 4 1 7 2 9 3 1 1 3 2 5 3 4-1 6-1 6-1 6-1 18-6 33-12 16-7 27-12 32-14v-2c4-3 6-6 7-7 8-20 7-41-1-66-8-24-16-45-25-64zm-1668 420c-24 2-46 9-63 21-17 11-35 24-54 39-16 13-35 27-56 41-20 14-45 25-74 33-5 2-16 7-33 14-15 6-26 10-31 12-17 10-34 26-52 49-17 24-33 51-50 79-14 27-28 55-41 83s-23 51-31 70l-16 37c-10 25-18 51-22 78-2 29 10 48 32 58 34 15 62 20 84 17 24-2 44-10 62-23 19-15 37-33 53-56 17-21 36-44 55-69 5-8 17-26 35-53 21-29 42-59 64-91 24-32 46-64 66-95 21-30 37-52 48-67 0-2 1-5 4-10 4-6 8-11 9-15 9-21 11-44 5-69-5-25-3-54 6-83z">
            <text:p/>
          </draw:path>
          <draw:path draw:style-name="gr4" draw:layer="layout" svg:width="6.059cm" svg:height="4.483cm" svg:x="0.316cm" svg:y="0.191cm" svg:viewBox="0 0 6060 4484" svg:d="m5934 1134c617 1191-1127-431-3119 1185-1381 1121-1988 2971-2604 1780s165-2821 1744-3639c1580-818 3362-516 3979 674z">
            <text:p/>
          </draw:path>
          <draw:path draw:style-name="gr5" draw:layer="layout" svg:width="5.507cm" svg:height="4.238cm" svg:x="2.54cm" svg:y="2.274cm" svg:viewBox="0 0 5508 4239" svg:d="m4175 0c-21 1-36 13-45 33l-6 10c2 5 5 13 7 22 3 8 6 12 8 12l129 4c-1 0 0-2 1-4 3-2 4-4 5-6 8-18 6-30-6-40-11-9-24-16-38-22-8-3-17-6-26-8-10-1-19-1-29-1zm-1397 223c-16-1-31 0-47 1-64 5-129 18-197 41-64 21-127 50-187 84-59 32-110 64-153 97-9-13-30-14-61-5-30 8-63 21-98 39-32 17-62 36-93 58-28 23-44 41-49 53-26 61-39 116-37 169 3 51 33 94 92 130-33 9-57 26-76 51-19 24-31 52-35 86-55-2-97 3-125 12-28 6-53 15-77 27-21 12-47 25-76 39-27 13-64 27-115 40-21 7-46 10-70 10-25-1-49 0-73 0-25-1-50 0-74 4-22 3-42 10-62 22 0 10 4 21 12 31 10 10 20 20 30 29 11 8 21 14 31 20 10 7 17 12 21 14-9 6-14 15-12 26 3 12 7 23 11 38 7 13 11 27 15 42 5 12 6 23 1 34-12 27-33 41-62 43-29 0-61-5-95-16-32-12-64-25-95-38-31-16-54-24-72-26-4 7-13 19-24 34-9 17-19 33-31 50-9 17-18 35-27 52-9 15-15 24-18 31l-4 12c-26 59-33 102-20 130 12 28 38 50 78 67l89 40c5 2 18 7 39 16 21 8 35 13 41 15 37-7 69-20 91-39 25-20 46-40 66-63 20-22 39-44 57-66 19-22 44-39 71-49 28-13 63-18 103-15s90 17 153 44l10 5c-5 2-14 10-27 25-12 15-21 27-26 33l-4 10-6 11c-2 10-4 21-9 38-2 15-5 31-10 46-2 15-5 28-7 40-3 11-5 17-6 18 0 5 0 10 1 17 3 7 7 13 10 16 21 3 38-1 52-14 15-12 27-27 35-46 11-20 18-41 22-60 6-18 9-31 10-38 4 16 13 33 28 52 16 19 32 39 46 59 16 19 28 41 39 60 10 18 12 35 5 50-7 18-20 24-42 21-19-2-37-1-49 4 0 0-2 2-5 5-1 2-1 3-2 4-1 2-2 6-3 9 0 5 0 7 0 7 2 5 10 16 22 35 13 18 20 31 24 37 8-9 23-22 43-36 21-15 43-27 66-37 26-12 48-20 68-23 23-5 39-2 47 7 8 10 13 24 14 46 2 19 1 40-2 61-3 22-8 41-13 59-4 19-8 31-11 38 2 4 10 8 20 15 12 5 19 9 23 11 26 11 45 11 59 3 16-8 28-20 35-38 10-18 18-38 24-60 6-24 13-45 21-62l65 28c-15 33-28 64-38 92-8 28-10 54-9 80 4 24 14 47 32 67 20 21 52 39 94 57l10 5c4-1 13-2 25-3 15-1 24-1 28 0 5 3 8 6 11 9 100-96 203-189 312-278 1198-972 2302-774 2862-719-22-159-52-316-92-469-5 2-9 5-14 8-18 8-39 7-62-2-14-6-21-13-23-23-1-10-8-20-20-25-10-4-21-7-32-10-32-9-67-13-107-12-50 3-100 7-151 14-50 7-99 14-144 19-46 5-81 3-107-9l-11 23c-7 16-10 31-9 43 3 12 12 25 25 41l-11-4c-17-8-31-17-44-31-12-15-28-28-47-36-12-6-22-4-29 3-5 6-9 13-14 21-6 8-11 15-17 23-4 6-14 7-24 2-2-1-3 0-7-2-2-3-4-6-3-8-1-2-1-7 0-15s3-16 5-23c2-10 1-17 2-23 1-8 2-12 0-13l-7-6c-14-6-25-5-34 1s-21 6-36-1c-13-5-21-12-26-20-4-8-8-18-12-28s-9-18-15-27c-5-8-15-16-27-21-24-11-45-10-63 3-15 12-32 28-49 45-18 18-36 31-55 43-18 12-40 11-66-1l-226-96c-6 14-6 28 1 46 8 18 16 32 21 40-9-3-26-9-48-16-21-7-45-15-70-22-24-8-45-16-68-21-21-7-38-11-47-13-40-7-82-5-125 7-40 12-79 18-120 17 18-21 25-41 24-57 2-18-1-35-12-48-10-15-25-26-42-35-15-11-30-20-46-27-24 56-53 95-85 116-31 20-62 31-92 34-28 3-52 3-74 1-22-3-35 3-40 15l-16 38c-46-19-72-41-79-62-6-24 1-60 23-112l199 86c12 5 21 2 27-8 7-9 12-18 16-27 5-12 7-22 8-28 1-7-3-16-13-26l-243-287c-12-44-30-76-53-95-21-17-50-34-88-50-42-18-88-28-136-30zm224 152c3 0 6 1 9 2 12 6 15 17 9 31-7 16-16 19-28 13-12-5-16-15-9-30 5-11 11-16 19-16zm1155 25c-33 1-65 5-96 13-109 24-219 82-328 173l-5 10c-4 10-4 24 2 40 7 16 17 33 28 50s24 31 37 45c15 13 27 22 37 27l10 5c6 1 16 0 29-1 15-2 23-2 25-1 0 0 0-1 1-2 3-3 4-7 6-10 5-12 7-27 5-42s-4-31-9-47c-3-16-6-32-7-47-1-17 1-33 7-48l15-34c18-1 54-2 107-4 54-1 109-3 166-7 58-6 112-13 159-21 47-11 75-24 81-40-33-15-66-27-98-36-60-18-117-24-172-23zm1059 97c-7 1-12 2-18 5-11 6-20 16-28 33-1 3-5 10-8 19-2 7-2 14-4 17 8 6 22 13 42 23 20 11 41 23 62 36 23 12 45 24 65 35 5 3 7 3 12 6-17-53-38-105-57-156-2 0-3-2-5-2-6-4-12-6-20-9-7-2-15-3-23-4-6-2-12-3-18-3zm-3684 64c-21 2-41 8-58 19-15 12-29 28-43 51-12 22-25 48-38 77-9 21-13 42-13 61 1 17 13 29 36 38-14 31-26 51-37 56-9 7-17 11-26 14-7 1-15 3-25 5-7 3-15 15-25 38-4 8-10 22-19 42-5 18-2 32 10 41-7-1-24 0-50 3-27 3-43 14-51 33 3 1 11 6 25 12 15 4 24 7 28 9 7 3 20 6 39 13 20 6 42 13 63 20 24 6 45 13 63 19 21 4 35 9 42 12 20 0 34-11 44-33 4-9 7-19 9-28s5-15 9-18c0-1 4-5 11-11 8-4 17-9 25-14 11-6 18-9 23-13 8-5 13-8 14-10-1 0-2-17-6-52-4-34-8-72-13-113-4-43-8-85-12-122-3-38-4-59-3-67 2-3 9-9 20-17 12-9 21-14 25-17 0-2 2-6 7-12 5-7 9-11 10-15-16-7-32-12-46-15-14-4-26-6-38-6zm1119 29c6 0 11 0 16 1 6 1 11 2 16 5-10 24-24 43-44 55-19 12-40 23-63 34-23 10-45 22-66 36-19 12-34 31-44 53-11 26-13 46-5 62 9 16 20 32 32 47 11 16 20 34 26 53 9 18 7 41-5 69-3 5-9 16-20 32-10 16-15 26-18 28 10-18 12-33 6-42-6-10-16-18-30-24-4-1-9-3-15-3-3-2-6-3-7-4-5 7-14 17-27 32-11 16-23 32-36 49-11 16-23 32-35 47-11 14-19 25-24 31-10 10-26 14-49 15-23 0-46-1-73-6-25-5-50-12-76-19-25-8-46-16-62-23-21-9-36-24-46-43-10-20-17-41-19-65-1-25 1-50 6-75 5-26 13-51 22-72l22 10c0 15-1 32-3 51-1 20-1 41 1 62 2 19 6 39 15 57s23 32 42 40c21 9 43 7 67-6 27-13 50-29 73-48 23-21 44-41 62-62 17-21 30-37 37-44l6-13 3-10 8-74 6-13c9-19 25-45 52-74 29-29 61-55 94-79 33-25 68-44 102-58 20-8 38-12 53-12zm-1382 139c-6 0-12 1-18 2-9 2-20 5-32 8-11 1-25 2-45 1-1 3-7 12-14 25-6 14-10 24-12 29-1 2-5 6-10 14-3 7-6 17-9 28-2 9-4 18-6 27 1 9 6 15 15 19 50 22 86 25 108 12 24-14 42-36 56-67l35-80c-11-5-21-10-30-13-8-2-16-3-22-4-6 0-10-1-16-1zm1899 111c3 0 6 1 9 3 12 5 16 16 9 31-6 14-15 18-28 13-12-6-15-14-9-28 5-12 11-19 19-19zm-538 137c5 0 12 1 18 2 6 2 12 4 19 7 3 1 9 5 13 9 5 2 7 3 9 4-17 5-30 8-42 7-10-2-21-6-35-12l-22-10c16-6 30-7 40-7zm2147 32c3 0 5 1 8 2 12 5 14 17 7 32-6 14-15 19-27 13-12-5-15-14-9-28 5-12 13-19 21-19zm-345 7c1-1 2 0 3 1 1 0 3 1 4 3 8 7 10 12 8 15-3 7-9 10-19 8-6-3-8-9-4-17 3-6 5-10 8-10zm6 36c2-1 4 0 6 0 3 0 6 1 9 2 12 5 15 14 9 28-7 15-17 20-29 15s-15-14-8-30c4-7 8-13 13-15zm28 45c2 0 4 0 7 1 10 5 10 12 3 19-7 5-11 6-14 4-7-3-9-7-8-15 3-6 6-9 12-9zm-2658 571 32 16 77 189c0 0-3 1-9 0-5-2-9-4-13-5-16-7-32-18-46-32-14-16-25-33-36-52-7-20-12-40-14-60-1-21 2-40 9-56zm-159 15c3 0 6 0 9 2 12 5 15 16 9 30-7 15-16 19-28 14s-14-15-7-31c4-10 9-16 17-15zm-773 110c-33 10-68 21-105 36-37 13-69 35-95 63l-110 133c-6 4-20 11-40 20-18 9-39 19-62 30-21 11-42 21-63 31-20 8-31 14-35 19-11 7-27 20-47 38-21 18-42 36-61 56-18 19-34 39-50 57-15 16-25 26-27 32l-181 420c9 41 16 85 19 135 5 50 13 100 25 148s31 93 54 135c26 40 63 70 111 91 46 19 81 33 106 42 26 7 47 12 65 13 19 0 38-2 58-5 21-6 50-12 88-18 2 1 5 2 10 4 6 1 11 2 14 4 14 6 24 14 30 25 6 9 5 22-5 41 5 4 12 11 24 22 14 10 27 22 40 34 16 11 31 21 42 32 14 10 24 18 29 22l12 6c16 6 31 11 45 11 17-1 35 1 54 10-19 45-40 86-63 124-22 38-43 78-61 121l-13 32c-1 6-2 19 0 40 1 21 4 45 6 68 2 24 3 45 5 67 1 21 1 34 1 40 1 3-2 17-7 43-5 25-10 54-17 89-6 34-14 69-20 103-3 13-4 20-6 32 385-197 844-971 1514-1667-20-12-39-25-58-39-52-42-109-77-172-104-8-4-22-7-38-12-14-6-20-10-20-10-6-1-18 0-31 2-12 3-22 9-35 16-13 4-27 10-40 17-11 6-18 11-22 16-37-43-71-81-102-113-31-34-56-66-74-99-19-33-29-69-32-105-2-38 7-82 29-134-67-30-144-57-230-82-84-26-160-45-228-58-4-2-12-2-24-1-12-1-26 0-41 2-15 0-30-1-44-1-12-1-18-2-21-4-2 0-7-4-13-8-4-6-9-12-15-17-5-6-11-12-17-17-6-6-10-9-11-9l-24-10zm1028 103 25 11-19 45c-12-19-14-38-6-56zm-59 41c2 0 4 0 6 1 9 4 11 9 7 16-3 7-9 8-16 5-5-2-8-8-7-15 1-6 5-8 10-7zm162 323c-3 0-5 0-8 1-12 3-22 14-29 31l97 42c13-31 2-53-31-67-7-3-13-5-20-6-3 0-5-1-9-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svggradient1" draw:style="linear" draw:start-color="#2e3436" draw:end-color="#2e3436" draw:start-intensity="100%" draw:end-intensity="100%" draw:angle="0" draw:border="0%"/>
    <draw:gradient draw:name="svggradient3" draw:style="ellipsoid" draw:cx="50%" draw:cy="50%" draw:start-color="#4e9a06" draw:end-color="#595b5b" draw:start-intensity="100%" draw:end-intensity="100%" draw:angle="0" draw:border="0%"/>
    <draw:gradient draw:name="svggradient5" draw:style="linear" draw:start-color="#ffffff" draw:end-color="#ffffff" draw:start-intensity="100%" draw:end-intensity="100%" draw:angle="0" draw:border="0%"/>
    <draw:gradient draw:name="svggradient7" draw:style="linear" draw:start-color="#eff3f8" draw:end-color="#eff3f8" draw:start-intensity="100%" draw:end-intensity="100%" draw:angle="0" draw:border="0%"/>
    <draw:opacity draw:name="svgopacity1" draw:style="linear" draw:start="0%" draw:end="100%" draw:angle="0" draw:border="0%"/>
    <draw:opacity draw:name="svgopacity3" draw:style="ellipsoid" draw:cx="50%" draw:cy="50%" draw:start="58%" draw:end="100%" draw:angle="0" draw:border="0%"/>
    <draw:opacity draw:name="svgopacity5" draw:style="linear" draw:start="0%" draw:end="92%" draw:angle="0" draw:border="0%"/>
    <draw:opacity draw:name="svgopacity7" draw:style="linear" draw:start="0%" draw:end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272cm" fo:page-height="8.2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date>2011-04-25T12:00:07</dc:date>
    <dc:creator>Yves Mairesse</dc:creator>
    <meta:editing-duration>PT16M44S</meta:editing-duration>
    <meta:editing-cycles>1</meta:editing-cycles>
    <meta:document-statistic meta:object-count="6"/>
  </office:meta>
</office:document-meta>
</file>